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0000" fo:language="en" fo:country="US"/>
    </style:style>
    <style:style style:name="T3" style:parent-style-name="Policepardéfaut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background-color="#FFFF00" fo:language="en" fo:country="US"/>
    </style:style>
    <style:style style:name="T6" style:parent-style-name="Policepardéfaut" style:family="text">
      <style:text-properties fo:background-color="#FF0000" fo:language="en" fo:country="US"/>
    </style:style>
    <style:style style:name="T7" style:parent-style-name="Policepardéfaut" style:family="text">
      <style:text-properties fo:language="en" fo:country="US"/>
    </style:style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background-color="#FFFF00" fo:language="en" fo:country="US"/>
    </style:style>
    <style:style style:name="T10" style:parent-style-name="Policepardéfaut" style:family="text">
      <style:text-properties fo:background-color="#FF0000"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fo:background-color="#FFFF00"/>
    </style:style>
    <style:style style:name="T13" style:parent-style-name="Policepardéfaut" style:family="text">
      <style:text-properties fo:background-color="#00FFFF"/>
    </style:style>
    <style:style style:name="T14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<text:span text:style-name="T2">Host</text:span><text:span text:style-name="T3">(id, code, name, notes)</text:span></text:p>
      <text:p text:style-name="Normal"><text:span text:style-name="T4">Clé primaire :<text:s/></text:span><text:span text:style-name="T5">id</text:span></text:p>
      <text:p text:style-name="Normal"><text:span text:style-name="T6">Customer</text:span><text:span text:style-name="T7">(id, code, name, notes)</text:span></text:p>
      <text:p text:style-name="Normal"><text:span text:style-name="T8">Clé primaire :<text:s/></text:span><text:span text:style-name="T9">id</text:span></text:p>
      <text:p text:style-name="Normal"><text:span text:style-name="T10">Contact</text:span><text:span text:style-name="T11">(id, email, phoneNumber, role, hostId, customerId)</text:span></text:p>
      <text:p text:style-name="Normal">Clé primaire :<text:s/><text:span text:style-name="T12">id</text:span></text:p>
      <text:p text:style-name="Normal">Clé étrangère :<text:s/><text:tab/>-<text:span text:style-name="T13">hostId</text:span><text:s/>en reference à la clé primaire id de la<text:s/>relation Host</text:p>
      <text:p text:style-name="Normal"><text:tab/><text:tab/>-</text:p>
      <text:p text:style-name="Normal">project</text:p>
      <text:p text:style-name="Normal"><text:span text:style-name="T14">environm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ki Max</meta:initial-creator>
    <dc:creator>Miki Max</dc:creator>
    <meta:creation-date>2022-09-26T13:19:00Z</meta:creation-date>
    <dc:date>2022-09-26T13:29:00Z</dc:date>
    <meta:template xlink:href="Normal.dotm" xlink:type="simple"/>
    <meta:editing-cycles>2</meta:editing-cycles>
    <meta:editing-duration>PT0S</meta:editing-duration>
    <meta:document-statistic meta:page-count="1" meta:paragraph-count="1" meta:word-count="42" meta:character-count="274" meta:row-count="1" meta:non-whitespace-character-count="233"/>
  </office:meta>
</office:document-meta>
</file>